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8a7fa" officeooo:paragraph-rsid="0008a7f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d4327" officeooo:paragraph-rsid="000d432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0fb930" officeooo:paragraph-rsid="000fb930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2148c" officeooo:paragraph-rsid="0012148c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8a7fa" officeooo:paragraph-rsid="0008a7fa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0d4327" officeooo:paragraph-rsid="000d432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d4327" officeooo:paragraph-rsid="000d4327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0fb930" officeooo:paragraph-rsid="000fb93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0fb930" officeooo:paragraph-rsid="000fb930" style:font-style-asian="normal" style:font-weight-asian="normal" style:font-style-complex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2148c" officeooo:paragraph-rsid="0012148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2148c" officeooo:paragraph-rsid="0012148c" style:font-style-asian="normal" style:font-weight-asian="normal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5e5f3" officeooo:paragraph-rsid="0015e5f3" style:font-style-asian="normal" style:font-weight-asian="normal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63443" officeooo:paragraph-rsid="00163443" style:font-style-asian="normal" style:font-weight-asian="normal" style:font-style-complex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style="normal" fo:font-weight="bold" officeooo:rsid="00163443" officeooo:paragraph-rsid="00163443" style:font-style-asian="normal" style:font-weight-asian="bold" style:font-style-complex="normal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officeooo:paragraph-rsid="0017af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5e5f3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officeooo:rsid="0017afa7"/>
    </style:style>
    <style:style style:name="T11" style:family="text">
      <style:text-properties fo:font-size="12pt" fo:font-style="normal" style:text-underline-style="none" fo:font-weight="normal" officeooo:rsid="0017afa7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uby Debugging</text:p>
      <text:p text:style-name="P1"/>
      <text:p text:style-name="P2">Stack Trace</text:p>
      <text:list xml:id="list2054134633" text:style-name="L1">
        <text:list-item>
          <text:p text:style-name="P6">The stack trace prints each line of code in your program that was executed before it crashed.</text:p>
        </text:list-item>
        <text:list-item>
          <text:p text:style-name="P6">The <text:span text:style-name="T1">first line</text:span> of the the stack trace will provide the most useful information about the program.</text:p>
          <text:list>
            <text:list-item>
              <text:p text:style-name="P6">This line of the stack trace tells specifically which line caused the runtime error. It also provides an explanation of the error and the name of the error. </text:p>
            </text:list-item>
          </text:list>
        </text:list-item>
        <text:list-item>
          <text:p text:style-name="P6">In Ruby, errors are also objects.</text:p>
        </text:list-item>
      </text:list>
      <text:p text:style-name="P7"/>
      <text:p text:style-name="P2">Debugging with <text:span text:style-name="T2">puts</text:span></text:p>
      <text:list xml:id="list910624849" text:style-name="L2">
        <text:list-item>
          <text:p text:style-name="P8">Debugging is the process of confirming your assumptions of how your code works.</text:p>
        </text:list-item>
        <text:list-item>
          <text:p text:style-name="P8">Using <text:span text:style-name="T3">puts</text:span><text:span text:style-name="T6"> statements, you can output the return values of variables, methods, calculations, iterationsm, or entire lines of code to the terminal.</text:span></text:p>
        </text:list-item>
        <text:list-item>
          <text:p text:style-name="P8"><text:span text:style-name="T6">Using </text:span><text:span text:style-name="T3">p</text:span><text:span text:style-name="T6"> is commonly used for debugging as it is a combination of </text:span><text:span text:style-name="T3">puts</text:span><text:span text:style-name="T6"> and </text:span><text:span text:style-name="T3">inspect.</text:span></text:p>
        </text:list-item>
      </text:list>
      <text:p text:style-name="P9"/>
      <text:p text:style-name="P3">Debugging with <text:span text:style-name="T2">puts</text:span> and <text:span text:style-name="T2">nil</text:span></text:p>
      <text:list xml:id="list2774732472" text:style-name="L3">
        <text:list-item>
          <text:p text:style-name="P10">When debugging with <text:span text:style-name="T3">puts</text:span><text:span text:style-name="T1"> </text:span>statements, bear in mind that calling <text:span text:style-name="T3">puts</text:span> on anything that is <text:span text:style-name="T3">nil, an empty string or collection</text:span><text:span text:style-name="T4"> </text:span><text:span text:style-name="T7">will print a blank line to the terminal.</text:span></text:p>
          <text:list>
            <text:list-item>
              <text:p text:style-name="P10"><text:span text:style-name="T7">ex. </text:span><text:span text:style-name="T5">irb(main):003:0&gt; puts "Using puts: "</text:span></text:p>
              <text:list>
                <text:list-header>
                  <text:p text:style-name="P10"><text:span text:style-name="T5"><text:s text:c="2"/>Using puts: </text:span></text:p>
                  <text:p text:style-name="P10"><text:span text:style-name="T5"><text:s text:c="2"/>=&gt; nil</text:span></text:p>
                  <text:p text:style-name="P10"><text:span text:style-name="T5"/></text:p>
                  <text:p text:style-name="P10"><text:span text:style-name="T5">irb(main):004:0&gt; p "Using p: "</text:span></text:p>
                  <text:p text:style-name="P10"><text:span text:style-name="T5"><text:s text:c="2"/>"Using p: "</text:span></text:p>
                  <text:p text:style-name="P10"><text:span text:style-name="T5"><text:s text:c="2"/>=&gt; "Using p: "</text:span></text:p>
                </text:list-header>
              </text:list>
            </text:list-item>
          </text:list>
        </text:list-item>
      </text:list>
      <text:p text:style-name="P11"><text:span text:style-name="T5"/></text:p>
      <text:p text:style-name="P4"><text:span text:style-name="T7">Debugging with Pry</text:span><text:span text:style-name="T8">-byebug</text:span></text:p>
      <text:list xml:id="list4038548562" text:style-name="L4">
        <text:list-item>
          <text:p text:style-name="P12"><text:span text:style-name="T7">Pry is a Ruby gem that provides you with an interactive REPL (Read-Eval-Print-Loop) while the program is running.</text:span></text:p>
          <text:list>
            <text:list-item>
              <text:p text:style-name="P15"><text:span text:style-name="T11">List of commands: </text:span><text:a xlink:type="simple" xlink:href="https://github.com/deivid-rodriguez/pry-byebug" text:style-name="Internet_20_link" text:visited-style-name="Visited_20_Internet_20_Link">Prybug-byebug</text:a></text:p>
            </text:list-item>
          </text:list>
        </text:list-item>
        <text:list-item>
          <text:p text:style-name="P12"><text:span text:style-name="T7">To use Pry-byebug, make the gem available in your program by requiring it at the top of the file.</text:span></text:p>
          <text:list>
            <text:list-item>
              <text:p text:style-name="P12"><text:span text:style-name="T7">ex. </text:span><text:span text:style-name="T5">require 'pry-byebug'</text:span></text:p>
            </text:list-item>
          </text:list>
        </text:list-item>
        <text:list-item>
          <text:p text:style-name="P13"><text:span text:style-name="T7">Then, inside the program call </text:span><text:span text:style-name="T4">binding.pry</text:span><text:span text:style-name="T7">, wherever you want the program to stop at, effectively creating a breakpoint.</text:span></text:p>
          <text:list>
            <text:list-item>
              <text:p text:style-name="P13"><text:span text:style-name="T7">During this stop, a pry session will open during which you can check the values of anything within the scope. Any code written </text:span><text:span text:style-name="T9">after</text:span><text:span text:style-name="T7"> the binding.pry will not have been evaluated.</text:span></text:p>
              <text:list>
                <text:list-item>
                  <text:p text:style-name="P14"><text:span text:style-name="T7">Step-by-step debugging</text:span></text:p>
                  <text:list>
                    <text:list-item>
                      <text:p text:style-name="P13"><text:span text:style-name="T7">break: Manage breakpoints.</text:span></text:p>
                    </text:list-item>
                    <text:list-item>
                      <text:p text:style-name="P13"><text:span text:style-name="T7">step: Step execution into the next line or method. Takes an optional numeric argument to step multiple times.</text:span></text:p>
                    </text:list-item>
                    <text:list-item>
                      <text:p text:style-name="P13"><text:span text:style-name="T7">next: Step over to the next line within the same frame. Also takes an optional numeric argument to step multiple lines.</text:span></text:p>
                    </text:list-item>
                    <text:list-item>
                      <text:p text:style-name="P13"><text:span text:style-name="T7">finish: Execute until current stack frame returns.</text:span></text:p>
                    </text:list-item>
                    <text:list-item>
                      <text:p text:style-name="P13"><text:span text:style-name="T7">continue: Continue program execution and end the Pry session.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6:11:00.123430769</meta:creation-date>
    <dc:date>2021-10-09T17:33:47.705022884</dc:date>
    <meta:editing-duration>PT1H2M22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365" meta:character-count="2043" meta:non-whitespace-character-count="1726"/>
  </office:meta>
</office:document-meta>
</file>